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c7ae1" officeooo:paragraph-rsid="001c7ae1"/>
    </style:style>
    <style:style style:name="P2" style:family="paragraph" style:parent-style-name="Standard">
      <style:text-properties officeooo:rsid="001c7ae1" officeooo:paragraph-rsid="001c7ae1" style:language-asian="zh" style:country-asian="CN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抽象高效缓冲区</text:p>
      <text:p text:style-name="P1">public abstract class BufferedWriterFile extends Writerd {</text:p>
      <text:p text:style-name="P1"><text:tab/>private Writerd writer;</text:p>
      <text:p text:style-name="P1"><text:s text:c="4"/>public BufferedWriterFile(Writerd writer){</text:p>
      <text:p text:style-name="P1"><text:s text:c="4"/><text:tab/>this.writer=writer;</text:p>
      <text:p text:style-name="P1"><text:s text:c="4"/>}</text:p>
      <text:p text:style-name="P1"><text:tab/>@Override</text:p>
      <text:p text:style-name="P1"><text:tab/>public void writFile() {</text:p>
      <text:p text:style-name="P1"><text:tab/><text:tab/>// TODO Auto-generated method stub</text:p>
      <text:p text:style-name="P1"><text:tab/><text:tab/>this.BufferedWriter();</text:p>
      <text:p text:style-name="P1"><text:s text:c="5"/>writer.writFile();</text:p>
      <text:p text:style-name="P1"><text:s text:c="5"/>this.clean();</text:p>
      <text:p text:style-name="P1"><text:s text:c="5"/></text:p>
      <text:p text:style-name="P1"><text:tab/>}//高效缓冲的方法</text:p>
      <text:p text:style-name="P1"><text:s text:c="2"/>public abstract void BufferedWriter();</text:p>
      <text:p text:style-name="P1"><text:s text:c="2"/>public abstract void clean();</text:p>
      <text:p text:style-name="P1">}</text:p>
      <text:p text:style-name="P2">具体实现高效缓冲区</text:p>
      <text:p text:style-name="P2">public class BufferedWriterimp extends BufferedWriterFile {</text:p>
      <text:p text:style-name="P2"/>
      <text:p text:style-name="P2"><text:tab/>public BufferedWriterimp(Writerd writer) {</text:p>
      <text:p text:style-name="P2"><text:tab/><text:tab/>super(writer);</text:p>
      <text:p text:style-name="P2"><text:tab/><text:tab/>// TODO Auto-generated constructor stub</text:p>
      <text:p text:style-name="P2"><text:tab/>}</text:p>
      <text:p text:style-name="P2"/>
      <text:p text:style-name="P2"><text:tab/>@Override</text:p>
      <text:p text:style-name="P2"><text:tab/>public void BufferedWriter() {</text:p>
      <text:p text:style-name="P2"><text:tab/><text:tab/>// TODO Auto-generated method stub</text:p>
      <text:p text:style-name="P2"><text:s text:c="8"/>System.out.println("加入高效缓冲区");</text:p>
      <text:p text:style-name="P2"><text:tab/>}</text:p>
      <text:p text:style-name="P2"/>
      <text:p text:style-name="P2"><text:tab/>@Override</text:p>
      <text:p text:style-name="P2"><text:tab/>public void clean() {</text:p>
      <text:p text:style-name="P2"><text:tab/><text:tab/>// TODO Auto-generated method stub</text:p>
      <text:p text:style-name="P2"><text:s text:c="5"/>System.out.println("清理工作");</text:p>
      <text:p text:style-name="P2"><text:tab/>}</text:p>
      <text:p text:style-name="P2"/>
      <text:p text:style-name="P2"/>
      <text:p text:style-name="P2"/>
      <text:p text:style-name="P2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1M15S</meta:editing-duration>
    <meta:editing-cycles>3</meta:editing-cycles>
    <meta:generator>LibreOffice/5.3.0.3$Windows_X86_64 LibreOffice_project/7074905676c47b82bbcfbea1aeefc84afe1c50e1</meta:generator>
    <dc:date>2017-12-30T12:29:02.873000000</dc:date>
    <meta:document-statistic meta:table-count="0" meta:image-count="0" meta:object-count="0" meta:page-count="1" meta:paragraph-count="34" meta:word-count="116" meta:character-count="778" meta:non-whitespace-character-count="660"/>
    <meta:user-defined meta:name="Info 1"/>
    <meta:user-defined meta:name="Info 2"/>
    <meta:user-defined meta:name="Info 3"/>
    <meta:user-defined meta:name="Info 4"/>
  </office:meta>
</office:document-meta>
</file>